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693in"/>
    </style:style>
    <style:style style:name="co11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8" style:family="table-cell" style:parent-style-name="Default" style:data-style-name="N123"/>
    <style:style style:name="ce4" style:family="table-cell" style:parent-style-name="Default" style:data-style-name="N127"/>
    <style:style style:name="ce9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2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  <table:table-cell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Νερό στη βιομάζα (tn/y)</text:p>
          </table:table-cell>
          <table:table-cell table:formula="of:=0.09*[.B4]" office:value-type="float" office:value="18000" calcext:value-type="float">
            <text:p>1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η βιομάζα (tn/y)</text:p>
          </table:table-cell>
          <table:table-cell table:formula="of:=0.004*[.B4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3]*[.$B$4]" office:value-type="float" office:value="51000" calcext:value-type="float">
            <text:p>51000</text:p>
          </table:table-cell>
          <table:table-cell/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4]*[.$B$4]" office:value-type="float" office:value="105800" calcext:value-type="float">
            <text:p>105800</text:p>
          </table:table-cell>
          <table:table-cell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5]*[.$B$4]" office:value-type="float" office:value="75400" calcext:value-type="float">
            <text:p>75400</text:p>
          </table:table-cell>
          <table:table-cell/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4]-[.B15]" office:value-type="float" office:value="0.152" calcext:value-type="float">
            <text:p>0.152</text:p>
          </table:table-cell>
          <table:table-cell table:formula="of:=[.B16]*[.$B$4]" office:value-type="float" office:value="30400" calcext:value-type="float">
            <text:p>30400</text:p>
          </table:table-cell>
          <table:table-cell table:formula="of:=SUM([.C16]+[.B37])" office:value-type="float" office:value="45314.32" calcext:value-type="float">
            <text:p>45314.32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6]/[.B7]" office:value-type="float" office:value="0.628099173553719" calcext:value-type="float">
            <text:p>0.6280991735537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20]*[.$C$13]" office:value-type="float" office:value="26214" calcext:value-type="float">
            <text:p>26214</text:p>
          </table:table-cell>
          <table:table-cell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21]*[.$C$13]" office:value-type="float" office:value="2182.8" calcext:value-type="float">
            <text:p>2182.8</text:p>
          </table:table-cell>
          <table:table-cell/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2]*[.$C$13]" office:value-type="float" office:value="1285.2" calcext:value-type="float">
            <text:p>1285.2</text:p>
          </table:table-cell>
          <table:table-cell/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3]*[.$C$13]" office:value-type="float" office:value="770.1" calcext:value-type="float">
            <text:p>770.1</text:p>
          </table:table-cell>
          <table:table-cell/>
        </table:table-row>
        <table:table-row table:style-name="ro1">
          <table:table-cell office:value-type="string" calcext:value-type="string">
            <text:p>Άλλα</text:p>
          </table:table-cell>
          <table:table-cell table:formula="of:=1-[.B25]" office:value-type="float" office:value="0.4029" calcext:value-type="float">
            <text:p>0.4029</text:p>
          </table:table-cell>
          <table:table-cell table:formula="of:=[.B24]*[.$C$13]" office:value-type="float" office:value="20547.9" calcext:value-type="float">
            <text:p>20547.9</text:p>
          </table:table-cell>
          <table:table-cell/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formula="of:=SUM([.B20:.B23])" office:value-type="float" office:value="0.5971" calcext:value-type="float">
            <text:p>0.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3]-[.C22])/[.B6]" office:value-type="float" office:value="0.938015094339623" calcext:value-type="float">
            <text:p>0.9380150943396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3:.C14])" office:value-type="float" office:value="156800" calcext:value-type="float">
            <text:p>156800</text:p>
          </table:table-cell>
          <table:table-cell table:formula="of:=[.B4]-[.B30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30]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3]-[.C22])" office:value-type="float" office:value="3285.2" calcext:value-type="float">
            <text:p>328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4]+[.C22])" office:value-type="float" office:value="15314.8" calcext:value-type="float">
            <text:p>153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3]-[.B34]" office:value-type="float" office:value="13514.32" calcext:value-type="float">
            <text:p>135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5]"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6]+[.C22]+[.B34])" office:value-type="float" office:value="14914.32" calcext:value-type="float">
            <text:p>149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6]+[.B37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6]/[.B5]" office:value-type="float" office:value="0.817374054054054" calcext:value-type="float">
            <text:p>0.81737405405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7]/[.B38]" office:value-type="float" office:value="0.197802652519894" calcext:value-type="float">
            <text:p>0.197802652519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4]*[.B42]"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υπάρχει στην κυτταρίνη (tn/y)</text:p>
          </table:table-cell>
          <table:table-cell table:formula="of:=0.02/100*[.B36]" office:value-type="float" office:value="12.097136" calcext:value-type="float">
            <text:p>12.09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απελευθερώνεται στη διεργασία (tn/y)</text:p>
          </table:table-cell>
          <table:table-cell table:formula="of:=[.B10]-[.B44]" office:value-type="float" office:value="787.902864" calcext:value-type="float">
            <text:p>787.9028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8]*[.$C$13]" office:value-type="float" office:value="23307" calcext:value-type="float">
            <text:p>23307</text:p>
          </table:table-cell>
          <table:table-cell/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9]*[.$C$13]" office:value-type="float" office:value="1132.2" calcext:value-type="float">
            <text:p>1132.2</text:p>
          </table:table-cell>
          <table:table-cell/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2" office:value-type="float" office:value="0.009" calcext:value-type="float">
            <text:p>9.00E-03</text:p>
          </table:table-cell>
          <table:table-cell table:formula="of:=[.B50]*[.$C$13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51]*[.$C$13]" office:value-type="float" office:value="601.8" calcext:value-type="float">
            <text:p>601.8</text:p>
          </table:table-cell>
          <table:table-cell/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52]*[.$C$13]" office:value-type="float" office:value="693.6" calcext:value-type="float">
            <text:p>693.6</text:p>
          </table:table-cell>
          <table:table-cell/>
        </table:table-row>
        <table:table-row table:style-name="ro1">
          <table:table-cell table:number-columns-repeated="2"/>
          <table:table-cell table:formula="of:=SUM([.C49:.C52])" office:value-type="float" office:value="2886.6" calcext:value-type="float">
            <text:p>2886.6</text:p>
          </table:table-cell>
          <table:table-cell/>
        </table:table-row>
        <table:table-row table:style-name="ro1">
          <table:table-cell table:formula="of:=60485.7+45314.4+2182.8+23307+2886.6+1285.2+20547.9+43990.4" office:value-type="float" office:value="200000" calcext:value-type="float">
            <text:p>200000</text:p>
          </table:table-cell>
          <table:table-cell table:formula="of:=[.B4]-[.A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C30]+[.B54]" office:value-type="float" office:value="43200" calcext:value-type="float">
            <text:p>43200</text:p>
          </table:table-cell>
          <table:table-cell table:number-columns-repeated="2"/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ε κάθε b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Ουρ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  <table:table-cell table:number-columns-repeated="2"/>
        </table:table-row>
      </table:table>
      <table:table table:name="Mass Yields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lul</text:p>
          </table:table-cell>
          <table:table-cell office:value-type="float" office:value="60485.7" calcext:value-type="float">
            <text:p>60485.7</text:p>
          </table:table-cell>
          <table:table-cell table:style-name="ce8" table:formula="of:=[.B2]/[.$B$1]" office:value-type="float" office:value="0.3024285" calcext:value-type="float">
            <text:p>0.3024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in</text:p>
          </table:table-cell>
          <table:table-cell office:value-type="float" office:value="45314.3" calcext:value-type="float">
            <text:p>45314.3</text:p>
          </table:table-cell>
          <table:table-cell table:style-name="ce8" table:formula="of:=[.B3]/[.$B$1]" office:value-type="float" office:value="0.2265715" calcext:value-type="float">
            <text:p>0.2265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2182.8" calcext:value-type="float">
            <text:p>2182.8</text:p>
          </table:table-cell>
          <table:table-cell table:style-name="ce8" table:formula="of:=[.B4]/[.$B$1]" office:value-type="float" office:value="0.010914" calcext:value-type="float">
            <text:p>0.0109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l</text:p>
          </table:table-cell>
          <table:table-cell office:value-type="float" office:value="23307" calcext:value-type="float">
            <text:p>23307</text:p>
          </table:table-cell>
          <table:table-cell table:style-name="ce8" table:formula="of:=[.B5]/[.$B$1]" office:value-type="float" office:value="0.116535" calcext:value-type="float">
            <text:p>0.1165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bi</text:p>
          </table:table-cell>
          <table:table-cell office:value-type="float" office:value="2886.6" calcext:value-type="float">
            <text:p>2886.6</text:p>
          </table:table-cell>
          <table:table-cell table:style-name="ce8" table:formula="of:=[.B6]/[.$B$1]" office:value-type="float" office:value="0.014433" calcext:value-type="float">
            <text:p>0.0144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no</text:p>
          </table:table-cell>
          <table:table-cell office:value-type="float" office:value="1285.2" calcext:value-type="float">
            <text:p>1285.2</text:p>
          </table:table-cell>
          <table:table-cell table:style-name="ce8" table:formula="of:=[.B7]/[.$B$1]" office:value-type="float" office:value="0.006426" calcext:value-type="float">
            <text:p>0.0064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</text:p>
          </table:table-cell>
          <table:table-cell table:formula="of:=20547.9+18000" office:value-type="float" office:value="38547.9" calcext:value-type="float">
            <text:p>38547.9</text:p>
          </table:table-cell>
          <table:table-cell table:style-name="ce8" table:formula="of:=[.B8]/[.$B$1]" office:value-type="float" office:value="0.1927395" calcext:value-type="float">
            <text:p>0.1927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2</text:p>
          </table:table-cell>
          <table:table-cell table:formula="of:=43990.5-18000-[.B10]" office:value-type="float" office:value="25202.597136" calcext:value-type="float">
            <text:p>25202.597136</text:p>
          </table:table-cell>
          <table:table-cell table:style-name="ce8" table:formula="of:=[.B9]/[.$B$1]" office:value-type="float" office:value="0.12601298568" calcext:value-type="float">
            <text:p>0.1260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87.902864" calcext:value-type="float">
            <text:p>787.902864</text:p>
          </table:table-cell>
          <table:table-cell table:style-name="ce4" table:formula="of:=[.B10]/[.$B$1]" office:value-type="float" office:value="0.00393951432" calcext:value-type="float">
            <text:p>0.003939514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2:.C10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2-12-06T17:06:38.133830926</dc:date>
    <meta:editing-duration>PT9H42M58S</meta:editing-duration>
    <meta:editing-cycles>9</meta:editing-cycles>
    <meta:generator>LibreOffice/7.4.3.2$Linux_X86_64 LibreOffice_project/40$Build-2</meta:generator>
    <meta:document-statistic meta:table-count="4" meta:cell-count="291" meta:object-count="0"/>
  </office:meta>
</office:document-meta>
</file>